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Remarque :</text:p>
      <text:p text:style-name="Normal">Faire un manuel d’utilisation (si on le temps).</text:p>
      <text:p text:style-name="Normal">Mettre dans un coin les<text:s/>perspectives d’évolutions</text:p>
      <text:p text:style-name="Normal">Amazon web service (se rensigner) pour stocker la partie serveur<text:s/>ou Azure.</text:p>
      <text:p text:style-name="Normal">Faire un réseau wifi pour émettre un SSID (pour utiliser l’appli sur téléphone).</text:p>
      <text:p text:style-name="Normal">Ne pas être carré sur la présentation (être un plus<text:s/>interactif)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dric.lingom</meta:initial-creator>
    <dc:creator>cedric.lingom</dc:creator>
    <meta:creation-date>2019-01-10T16:51:00Z</meta:creation-date>
    <dc:date>2019-01-10T17:40:00Z</dc:date>
    <meta:template xlink:href="Normal" xlink:type="simple"/>
    <meta:editing-cycles>6</meta:editing-cycles>
    <meta:editing-duration>PT2940S</meta:editing-duration>
    <meta:document-statistic meta:page-count="1" meta:paragraph-count="1" meta:word-count="51" meta:character-count="331" meta:row-count="2" meta:non-whitespace-character-count="281"/>
  </office:meta>
</office:document-meta>
</file>